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99mm"/>
    </style:style>
    <style:style style:name="co2" style:family="table-column">
      <style:table-column-properties fo:break-before="auto" style:column-width="21.84mm"/>
    </style:style>
    <style:style style:name="co3" style:family="table-column">
      <style:table-column-properties fo:break-before="auto" style:column-width="23.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1da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1da" style:rotation-align="none"/>
    </style:style>
    <style:style style:name="ce6" style:family="table-cell" style:parent-style-name="Default">
      <style:table-cell-properties fo:background-color="#00b050" style:rotation-align="none"/>
    </style:style>
    <style:style style:name="ce13" style:family="table-cell" style:parent-style-name="Default" style:data-style-name="N0">
      <style:table-cell-properties style:rotation-align="none"/>
    </style:style>
    <style:style style:name="gr1" style:family="graphic">
      <style:graphic-properties draw:stroke="solid" svg:stroke-width="0.71mm" svg:stroke-color="#377f92" draw:stroke-linejoin="round" draw:fill="solid" draw:fill-color="#4bacc6" draw:textarea-vertical-align="top" draw:auto-grow-height="false" draw:fit-to-size="false" style:shrink-to-fit="false" fo:min-height="50.39mm" fo:min-width="123.91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start"/>
    </style:style>
    <style:style style:name="P2" style:family="paragraph">
      <loext:graphic-properties draw:fill="solid" draw:fill-color="#4bacc6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2f2f2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2f2f2" style:text-line-through-style="none" style:text-line-through-type="none" style:text-position="0% 100%" fo:font-family="Calibri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7ABC1</text:p>
          </table:table-cell>
          <table:table-cell table:style-name="ce4" office:value-type="string" calcext:value-type="string">
            <text:p>8ABCPLUS1</text:p>
          </table:table-cell>
          <table:table-cell/>
          <table:table-cell table:style-name="ce2" table:number-matrix-columns-spanned="1" table:number-matrix-rows-spanned="78" table:formula="of:=IFERROR(OFFSET([.A1];MOD(SMALL(IF(range=&quot;&quot;;&quot;&quot;;100*COLUMN(range)+ROW(range));ROW()-2);100)-1;INT(SMALL(IF(range=&quot;&quot;;&quot;&quot;;100*COLUMN(range)+ROW(range));ROW()-2)/100)-1);&quot;&quot;)" office:value-type="string" office:string-value="7ABC1" calcext:value-type="string">
            <text:p>7ABC1</text:p>
          </table:table-cell>
          <table:table-cell>
            <draw:custom-shape table:end-cell-address="Sheet1.O13" table:end-x="14.53mm" table:end-y="4.75mm" draw:z-index="0" draw:name="CustomShape 1" draw:style-name="gr1" draw:text-style-name="P2" svg:width="128.9mm" svg:height="52.88mm" svg:x="4.55mm" svg:y="0.56mm">
              <text:p text:style-name="P1"><text:span text:style-name="T1">Kita memiliki 2 range terurut di kolom D dan E yaitu D3:D41 dan E3:E41. </text:span></text:p>
              <text:p text:style-name="P1"><text:span text:style-name="T2"/></text:p>
              <text:p text:style-name="P1"><text:span text:style-name="T1">Bagaimana rumus untuk menyambungkan kedua range tersebut sehingga hasilnya menjadi <text:s/>seperti range G3:G80?</text:span></text:p>
              <text:p text:style-name="P1"><text:span text:style-name="T2"/></text:p>
              <text:p text:style-name="P1"><text:span text:style-name="T3">Rumus di setiap sel pada kolom G harus sama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  <table:table-cell table:formula="of:=IF([.D3]&lt;&gt;0;COLUMN([.A1])*100+ROW([.A1]);&quot;&quot;)" office:value-type="float" office:value="101" calcext:value-type="float">
            <text:p>101</text:p>
          </table:table-cell>
          <table:table-cell table:formula="of:=IF([.E3]&lt;&gt;0;COLUMN([.B1])*100+ROW([.B1]);&quot;&quot;)" office:value-type="float" office:value="201" calcext:value-type="float">
            <text:p>201</text:p>
          </table:table-cell>
          <table:table-cell/>
          <table:table-cell table:formula="of:=SMALL([.$Q$3:.$R$41];ROW([.A1]))" office:value-type="float" office:value="101" calcext:value-type="float">
            <text:p>10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2</text:p>
          </table:table-cell>
          <table:table-cell table:style-name="ce4" office:value-type="string" calcext:value-type="string">
            <text:p>8ABCPLUS2</text:p>
          </table:table-cell>
          <table:table-cell/>
          <table:table-cell table:style-name="ce2" office:value-type="string" office:string-value="7ABC2" calcext:value-type="string">
            <text:p>7ABC2</text:p>
          </table:table-cell>
          <table:table-cell table:number-columns-repeated="9"/>
          <table:table-cell table:formula="of:=IF([.D4]&lt;&gt;0;COLUMN([.A2])*100+ROW([.A2]);&quot;&quot;)" office:value-type="float" office:value="102" calcext:value-type="float">
            <text:p>102</text:p>
          </table:table-cell>
          <table:table-cell table:formula="of:=IF([.E4]&lt;&gt;0;COLUMN([.B2])*100+ROW([.B2]);&quot;&quot;)" office:value-type="float" office:value="202" calcext:value-type="float">
            <text:p>202</text:p>
          </table:table-cell>
          <table:table-cell/>
          <table:table-cell table:formula="of:=SMALL([.$Q$3:.$R$41];ROW([.A2]))" office:value-type="float" office:value="102" calcext:value-type="float">
            <text:p>10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3</text:p>
          </table:table-cell>
          <table:table-cell table:style-name="ce4" office:value-type="string" calcext:value-type="string">
            <text:p>8ABCPLUS3</text:p>
          </table:table-cell>
          <table:table-cell/>
          <table:table-cell table:style-name="ce2" office:value-type="string" office:string-value="7ABC3" calcext:value-type="string">
            <text:p>7ABC3</text:p>
          </table:table-cell>
          <table:table-cell table:number-columns-repeated="9"/>
          <table:table-cell table:formula="of:=IF([.D5]&lt;&gt;0;COLUMN([.A3])*100+ROW([.A3]);&quot;&quot;)" office:value-type="float" office:value="103" calcext:value-type="float">
            <text:p>103</text:p>
          </table:table-cell>
          <table:table-cell table:formula="of:=IF([.E5]&lt;&gt;0;COLUMN([.B3])*100+ROW([.B3]);&quot;&quot;)" office:value-type="float" office:value="203" calcext:value-type="float">
            <text:p>203</text:p>
          </table:table-cell>
          <table:table-cell/>
          <table:table-cell table:formula="of:=SMALL([.$Q$3:.$R$41];ROW([.A3]))" office:value-type="float" office:value="103" calcext:value-type="float">
            <text:p>1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4</text:p>
          </table:table-cell>
          <table:table-cell table:style-name="ce4" office:value-type="string" calcext:value-type="string">
            <text:p>8ABCPLUS4</text:p>
          </table:table-cell>
          <table:table-cell/>
          <table:table-cell table:style-name="ce2" office:value-type="string" office:string-value="7ABC4" calcext:value-type="string">
            <text:p>7ABC4</text:p>
          </table:table-cell>
          <table:table-cell table:number-columns-repeated="9"/>
          <table:table-cell table:formula="of:=IF([.D6]&lt;&gt;0;COLUMN([.A4])*100+ROW([.A4]);&quot;&quot;)" office:value-type="float" office:value="104" calcext:value-type="float">
            <text:p>104</text:p>
          </table:table-cell>
          <table:table-cell table:formula="of:=IF([.E6]&lt;&gt;0;COLUMN([.B4])*100+ROW([.B4]);&quot;&quot;)" office:value-type="float" office:value="204" calcext:value-type="float">
            <text:p>204</text:p>
          </table:table-cell>
          <table:table-cell/>
          <table:table-cell table:formula="of:=SMALL([.$Q$3:.$R$41];ROW([.A4]))"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5</text:p>
          </table:table-cell>
          <table:table-cell table:style-name="ce4" office:value-type="string" calcext:value-type="string">
            <text:p>8ABCPLUS5</text:p>
          </table:table-cell>
          <table:table-cell/>
          <table:table-cell table:style-name="ce2" office:value-type="string" office:string-value="7ABC5" calcext:value-type="string">
            <text:p>7ABC5</text:p>
          </table:table-cell>
          <table:table-cell table:number-columns-repeated="9"/>
          <table:table-cell table:formula="of:=IF([.D7]&lt;&gt;0;COLUMN([.A5])*100+ROW([.A5]);&quot;&quot;)" office:value-type="float" office:value="105" calcext:value-type="float">
            <text:p>105</text:p>
          </table:table-cell>
          <table:table-cell table:formula="of:=IF([.E7]&lt;&gt;0;COLUMN([.B5])*100+ROW([.B5]);&quot;&quot;)" office:value-type="float" office:value="205" calcext:value-type="float">
            <text:p>205</text:p>
          </table:table-cell>
          <table:table-cell/>
          <table:table-cell table:formula="of:=SMALL([.$Q$3:.$R$41];ROW([.A5]))"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6</text:p>
          </table:table-cell>
          <table:table-cell table:style-name="ce4" office:value-type="string" calcext:value-type="string">
            <text:p>8ABCPLUS6</text:p>
          </table:table-cell>
          <table:table-cell/>
          <table:table-cell table:style-name="ce2" office:value-type="string" office:string-value="7ABC6" calcext:value-type="string">
            <text:p>7ABC6</text:p>
          </table:table-cell>
          <table:table-cell table:number-columns-repeated="9"/>
          <table:table-cell table:formula="of:=IF([.D8]&lt;&gt;0;COLUMN([.A6])*100+ROW([.A6]);&quot;&quot;)" office:value-type="float" office:value="106" calcext:value-type="float">
            <text:p>106</text:p>
          </table:table-cell>
          <table:table-cell table:formula="of:=IF([.E8]&lt;&gt;0;COLUMN([.B6])*100+ROW([.B6]);&quot;&quot;)" office:value-type="float" office:value="206" calcext:value-type="float">
            <text:p>206</text:p>
          </table:table-cell>
          <table:table-cell/>
          <table:table-cell table:formula="of:=SMALL([.$Q$3:.$R$41];ROW([.A6]))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7</text:p>
          </table:table-cell>
          <table:table-cell table:style-name="ce4" office:value-type="string" calcext:value-type="string">
            <text:p>8ABCPLUS7</text:p>
          </table:table-cell>
          <table:table-cell/>
          <table:table-cell table:style-name="ce2" office:value-type="string" office:string-value="7ABC7" calcext:value-type="string">
            <text:p>7ABC7</text:p>
          </table:table-cell>
          <table:table-cell table:number-columns-repeated="9"/>
          <table:table-cell table:formula="of:=IF([.D9]&lt;&gt;0;COLUMN([.A7])*100+ROW([.A7]);&quot;&quot;)" office:value-type="float" office:value="107" calcext:value-type="float">
            <text:p>107</text:p>
          </table:table-cell>
          <table:table-cell table:formula="of:=IF([.E9]&lt;&gt;0;COLUMN([.B7])*100+ROW([.B7]);&quot;&quot;)" office:value-type="float" office:value="207" calcext:value-type="float">
            <text:p>207</text:p>
          </table:table-cell>
          <table:table-cell/>
          <table:table-cell table:formula="of:=SMALL([.$Q$3:.$R$41];ROW([.A7]))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8</text:p>
          </table:table-cell>
          <table:table-cell table:style-name="ce4" office:value-type="string" calcext:value-type="string">
            <text:p>8ABCPLUS8</text:p>
          </table:table-cell>
          <table:table-cell/>
          <table:table-cell table:style-name="ce2" office:value-type="string" office:string-value="7ABC8" calcext:value-type="string">
            <text:p>7ABC8</text:p>
          </table:table-cell>
          <table:table-cell table:number-columns-repeated="9"/>
          <table:table-cell table:formula="of:=IF([.D10]&lt;&gt;0;COLUMN([.A8])*100+ROW([.A8]);&quot;&quot;)" office:value-type="float" office:value="108" calcext:value-type="float">
            <text:p>108</text:p>
          </table:table-cell>
          <table:table-cell table:formula="of:=IF([.E10]&lt;&gt;0;COLUMN([.B8])*100+ROW([.B8]);&quot;&quot;)" office:value-type="float" office:value="208" calcext:value-type="float">
            <text:p>208</text:p>
          </table:table-cell>
          <table:table-cell/>
          <table:table-cell table:formula="of:=SMALL([.$Q$3:.$R$41];ROW([.A8]))" office:value-type="float" office:value="108" calcext:value-type="float">
            <text:p>10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9</text:p>
          </table:table-cell>
          <table:table-cell table:style-name="ce4" office:value-type="string" calcext:value-type="string">
            <text:p>8ABCPLUS9</text:p>
          </table:table-cell>
          <table:table-cell/>
          <table:table-cell table:style-name="ce2" office:value-type="string" office:string-value="7ABC9" calcext:value-type="string">
            <text:p>7ABC9</text:p>
          </table:table-cell>
          <table:table-cell table:number-columns-repeated="9"/>
          <table:table-cell table:formula="of:=IF([.D11]&lt;&gt;0;COLUMN([.A9])*100+ROW([.A9]);&quot;&quot;)" office:value-type="float" office:value="109" calcext:value-type="float">
            <text:p>109</text:p>
          </table:table-cell>
          <table:table-cell table:formula="of:=IF([.E11]&lt;&gt;0;COLUMN([.B9])*100+ROW([.B9]);&quot;&quot;)" office:value-type="float" office:value="209" calcext:value-type="float">
            <text:p>209</text:p>
          </table:table-cell>
          <table:table-cell/>
          <table:table-cell table:formula="of:=SMALL([.$Q$3:.$R$41];ROW([.A9]))" office:value-type="float" office:value="109" calcext:value-type="float">
            <text:p>109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0</text:p>
          </table:table-cell>
          <table:table-cell table:style-name="ce4" office:value-type="string" calcext:value-type="string">
            <text:p>8ABCPLUS10</text:p>
          </table:table-cell>
          <table:table-cell/>
          <table:table-cell table:style-name="ce2" office:value-type="string" office:string-value="7ABC10" calcext:value-type="string">
            <text:p>7ABC10</text:p>
          </table:table-cell>
          <table:table-cell table:number-columns-repeated="9"/>
          <table:table-cell table:formula="of:=IF([.D12]&lt;&gt;0;COLUMN([.A10])*100+ROW([.A10]);&quot;&quot;)" office:value-type="float" office:value="110" calcext:value-type="float">
            <text:p>110</text:p>
          </table:table-cell>
          <table:table-cell table:formula="of:=IF([.E12]&lt;&gt;0;COLUMN([.B10])*100+ROW([.B10]);&quot;&quot;)" office:value-type="float" office:value="210" calcext:value-type="float">
            <text:p>210</text:p>
          </table:table-cell>
          <table:table-cell/>
          <table:table-cell table:formula="of:=SMALL([.$Q$3:.$R$41];ROW([.A10]))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1</text:p>
          </table:table-cell>
          <table:table-cell table:style-name="ce4" office:value-type="string" calcext:value-type="string">
            <text:p>8ABCPLUS11</text:p>
          </table:table-cell>
          <table:table-cell/>
          <table:table-cell table:style-name="ce2" office:value-type="string" office:string-value="7ABC11" calcext:value-type="string">
            <text:p>7ABC11</text:p>
          </table:table-cell>
          <table:table-cell table:number-columns-repeated="9"/>
          <table:table-cell table:formula="of:=IF([.D13]&lt;&gt;0;COLUMN([.A11])*100+ROW([.A11]);&quot;&quot;)" office:value-type="float" office:value="111" calcext:value-type="float">
            <text:p>111</text:p>
          </table:table-cell>
          <table:table-cell table:formula="of:=IF([.E13]&lt;&gt;0;COLUMN([.B11])*100+ROW([.B11]);&quot;&quot;)" office:value-type="float" office:value="211" calcext:value-type="float">
            <text:p>211</text:p>
          </table:table-cell>
          <table:table-cell/>
          <table:table-cell table:formula="of:=SMALL([.$Q$3:.$R$41];ROW([.A11]))" office:value-type="float" office:value="111" calcext:value-type="float">
            <text:p>11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2</text:p>
          </table:table-cell>
          <table:table-cell table:style-name="ce4" office:value-type="string" calcext:value-type="string">
            <text:p>8ABCPLUS12</text:p>
          </table:table-cell>
          <table:table-cell/>
          <table:table-cell table:style-name="ce2" office:value-type="string" office:string-value="7ABC12" calcext:value-type="string">
            <text:p>7ABC12</text:p>
          </table:table-cell>
          <table:table-cell table:number-columns-repeated="9"/>
          <table:table-cell table:formula="of:=IF([.D14]&lt;&gt;0;COLUMN([.A12])*100+ROW([.A12]);&quot;&quot;)" office:value-type="float" office:value="112" calcext:value-type="float">
            <text:p>112</text:p>
          </table:table-cell>
          <table:table-cell table:formula="of:=IF([.E14]&lt;&gt;0;COLUMN([.B12])*100+ROW([.B12]);&quot;&quot;)" office:value-type="float" office:value="212" calcext:value-type="float">
            <text:p>212</text:p>
          </table:table-cell>
          <table:table-cell/>
          <table:table-cell table:formula="of:=SMALL([.$Q$3:.$R$41];ROW([.A12])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3</text:p>
          </table:table-cell>
          <table:table-cell table:style-name="ce4" office:value-type="string" calcext:value-type="string">
            <text:p>8ABCPLUS13</text:p>
          </table:table-cell>
          <table:table-cell/>
          <table:table-cell table:style-name="ce2" office:value-type="string" office:string-value="7ABC13" calcext:value-type="string">
            <text:p>7ABC13</text:p>
          </table:table-cell>
          <table:table-cell table:number-columns-repeated="9"/>
          <table:table-cell table:formula="of:=IF([.D15]&lt;&gt;0;COLUMN([.A13])*100+ROW([.A13]);&quot;&quot;)" office:value-type="float" office:value="113" calcext:value-type="float">
            <text:p>113</text:p>
          </table:table-cell>
          <table:table-cell table:formula="of:=IF([.E15]&lt;&gt;0;COLUMN([.B13])*100+ROW([.B13]);&quot;&quot;)" office:value-type="float" office:value="213" calcext:value-type="float">
            <text:p>213</text:p>
          </table:table-cell>
          <table:table-cell/>
          <table:table-cell table:formula="of:=SMALL([.$Q$3:.$R$41];ROW([.A13]))"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4</text:p>
          </table:table-cell>
          <table:table-cell table:style-name="ce4" office:value-type="string" calcext:value-type="string">
            <text:p>8ABCPLUS14</text:p>
          </table:table-cell>
          <table:table-cell/>
          <table:table-cell table:style-name="ce2" office:value-type="string" office:string-value="7ABC14" calcext:value-type="string">
            <text:p>7ABC14</text:p>
          </table:table-cell>
          <table:table-cell table:number-columns-repeated="9"/>
          <table:table-cell table:formula="of:=IF([.D16]&lt;&gt;0;COLUMN([.A14])*100+ROW([.A14]);&quot;&quot;)" office:value-type="float" office:value="114" calcext:value-type="float">
            <text:p>114</text:p>
          </table:table-cell>
          <table:table-cell table:formula="of:=IF([.E16]&lt;&gt;0;COLUMN([.B14])*100+ROW([.B14]);&quot;&quot;)" office:value-type="float" office:value="214" calcext:value-type="float">
            <text:p>214</text:p>
          </table:table-cell>
          <table:table-cell/>
          <table:table-cell table:formula="of:=SMALL([.$Q$3:.$R$41];ROW([.A14]))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5</text:p>
          </table:table-cell>
          <table:table-cell table:style-name="ce4"/>
          <table:table-cell/>
          <table:table-cell table:style-name="ce2" office:value-type="string" office:string-value="7ABC15" calcext:value-type="string">
            <text:p>7ABC15</text:p>
          </table:table-cell>
          <table:table-cell table:number-columns-repeated="9"/>
          <table:table-cell table:formula="of:=IF([.D17]&lt;&gt;0;COLUMN([.A15])*100+ROW([.A15]);&quot;&quot;)" office:value-type="float" office:value="115" calcext:value-type="float">
            <text:p>115</text:p>
          </table:table-cell>
          <table:table-cell table:formula="of:=IF([.E17]&lt;&gt;0;COLUMN([.B15])*100+ROW([.B15]);&quot;&quot;)">
            <text:p/>
          </table:table-cell>
          <table:table-cell/>
          <table:table-cell table:formula="of:=SMALL([.$Q$3:.$R$41];ROW([.A15]))"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6</text:p>
          </table:table-cell>
          <table:table-cell table:style-name="ce4" office:value-type="string" calcext:value-type="string">
            <text:p>okelah</text:p>
          </table:table-cell>
          <table:table-cell/>
          <table:table-cell table:style-name="ce2" office:value-type="string" office:string-value="7ABC16" calcext:value-type="string">
            <text:p>7ABC16</text:p>
          </table:table-cell>
          <table:table-cell table:number-columns-repeated="9"/>
          <table:table-cell table:formula="of:=IF([.D18]&lt;&gt;0;COLUMN([.A16])*100+ROW([.A16]);&quot;&quot;)" office:value-type="float" office:value="116" calcext:value-type="float">
            <text:p>116</text:p>
          </table:table-cell>
          <table:table-cell table:style-name="ce13" table:formula="of:=IF([.E18]&lt;&gt;0;COLUMN([.B16])*100+ROW([.B16]);&quot;&quot;)" office:value-type="float" office:value="216" calcext:value-type="float">
            <text:p>216</text:p>
          </table:table-cell>
          <table:table-cell/>
          <table:table-cell table:formula="of:=SMALL([.$Q$3:.$R$41];ROW([.A16]))"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7</text:p>
          </table:table-cell>
          <table:table-cell table:style-name="ce4"/>
          <table:table-cell/>
          <table:table-cell table:style-name="ce2" office:value-type="string" office:string-value="7ABC17" calcext:value-type="string">
            <text:p>7ABC17</text:p>
          </table:table-cell>
          <table:table-cell table:number-columns-repeated="9"/>
          <table:table-cell table:formula="of:=IF([.D19]&lt;&gt;0;COLUMN([.A17])*100+ROW([.A17]);&quot;&quot;)" office:value-type="float" office:value="117" calcext:value-type="float">
            <text:p>117</text:p>
          </table:table-cell>
          <table:table-cell table:formula="of:=IF([.E19]&lt;&gt;0;COLUMN([.B17])*100+ROW([.B17]);&quot;&quot;)">
            <text:p/>
          </table:table-cell>
          <table:table-cell/>
          <table:table-cell table:formula="of:=SMALL([.$Q$3:.$R$41];ROW([.A17]))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8</text:p>
          </table:table-cell>
          <table:table-cell table:style-name="ce4"/>
          <table:table-cell/>
          <table:table-cell table:style-name="ce2" office:value-type="string" office:string-value="7ABC18" calcext:value-type="string">
            <text:p>7ABC18</text:p>
          </table:table-cell>
          <table:table-cell table:number-columns-repeated="9"/>
          <table:table-cell table:formula="of:=IF([.D20]&lt;&gt;0;COLUMN([.A18])*100+ROW([.A18]);&quot;&quot;)" office:value-type="float" office:value="118" calcext:value-type="float">
            <text:p>118</text:p>
          </table:table-cell>
          <table:table-cell table:formula="of:=IF([.E20]&lt;&gt;0;COLUMN([.B18])*100+ROW([.B18]);&quot;&quot;)">
            <text:p/>
          </table:table-cell>
          <table:table-cell/>
          <table:table-cell table:formula="of:=SMALL([.$Q$3:.$R$41];ROW([.A18]))" office:value-type="float" office:value="118" calcext:value-type="float">
            <text:p>11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19</text:p>
          </table:table-cell>
          <table:table-cell table:style-name="ce4"/>
          <table:table-cell/>
          <table:table-cell table:style-name="ce2" office:value-type="string" office:string-value="7ABC19" calcext:value-type="string">
            <text:p>7ABC19</text:p>
          </table:table-cell>
          <table:table-cell table:number-columns-repeated="9"/>
          <table:table-cell table:formula="of:=IF([.D21]&lt;&gt;0;COLUMN([.A19])*100+ROW([.A19]);&quot;&quot;)" office:value-type="float" office:value="119" calcext:value-type="float">
            <text:p>119</text:p>
          </table:table-cell>
          <table:table-cell table:formula="of:=IF([.E21]&lt;&gt;0;COLUMN([.B19])*100+ROW([.B19]);&quot;&quot;)">
            <text:p/>
          </table:table-cell>
          <table:table-cell/>
          <table:table-cell table:formula="of:=SMALL([.$Q$3:.$R$41];ROW([.A19]))" office:value-type="float" office:value="119" calcext:value-type="float">
            <text:p>119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20</text:p>
          </table:table-cell>
          <table:table-cell table:style-name="ce4"/>
          <table:table-cell/>
          <table:table-cell table:style-name="ce2" office:value-type="string" office:string-value="7ABC20" calcext:value-type="string">
            <text:p>7ABC20</text:p>
          </table:table-cell>
          <table:table-cell table:number-columns-repeated="9"/>
          <table:table-cell table:formula="of:=IF([.D22]&lt;&gt;0;COLUMN([.A20])*100+ROW([.A20]);&quot;&quot;)" office:value-type="float" office:value="120" calcext:value-type="float">
            <text:p>120</text:p>
          </table:table-cell>
          <table:table-cell table:formula="of:=IF([.E22]&lt;&gt;0;COLUMN([.B20])*100+ROW([.B20]);&quot;&quot;)">
            <text:p/>
          </table:table-cell>
          <table:table-cell/>
          <table:table-cell table:formula="of:=SMALL([.$Q$3:.$R$41];ROW([.A20]))"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21</text:p>
          </table:table-cell>
          <table:table-cell table:style-name="ce4"/>
          <table:table-cell/>
          <table:table-cell table:style-name="ce2" office:value-type="string" office:string-value="7ABC21" calcext:value-type="string">
            <text:p>7ABC21</text:p>
          </table:table-cell>
          <table:table-cell table:number-columns-repeated="9"/>
          <table:table-cell table:formula="of:=IF([.D23]&lt;&gt;0;COLUMN([.A21])*100+ROW([.A21]);&quot;&quot;)" office:value-type="float" office:value="121" calcext:value-type="float">
            <text:p>121</text:p>
          </table:table-cell>
          <table:table-cell table:formula="of:=IF([.E23]&lt;&gt;0;COLUMN([.B21])*100+ROW([.B21]);&quot;&quot;)">
            <text:p/>
          </table:table-cell>
          <table:table-cell/>
          <table:table-cell table:formula="of:=SMALL([.$Q$3:.$R$41];ROW([.A21]))"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22</text:p>
          </table:table-cell>
          <table:table-cell table:style-name="ce4"/>
          <table:table-cell/>
          <table:table-cell table:style-name="ce2" office:value-type="string" office:string-value="7ABC22" calcext:value-type="string">
            <text:p>7ABC22</text:p>
          </table:table-cell>
          <table:table-cell table:number-columns-repeated="9"/>
          <table:table-cell table:formula="of:=IF([.D24]&lt;&gt;0;COLUMN([.A22])*100+ROW([.A22]);&quot;&quot;)" office:value-type="float" office:value="122" calcext:value-type="float">
            <text:p>122</text:p>
          </table:table-cell>
          <table:table-cell table:formula="of:=IF([.E24]&lt;&gt;0;COLUMN([.B22])*100+ROW([.B22]);&quot;&quot;)">
            <text:p/>
          </table:table-cell>
          <table:table-cell/>
          <table:table-cell table:formula="of:=SMALL([.$Q$3:.$R$41];ROW([.A22]))" office:value-type="float" office:value="122" calcext:value-type="float">
            <text:p>12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23</text:p>
          </table:table-cell>
          <table:table-cell table:style-name="ce4"/>
          <table:table-cell/>
          <table:table-cell table:style-name="ce2" office:value-type="string" office:string-value="7ABC23" calcext:value-type="string">
            <text:p>7ABC23</text:p>
          </table:table-cell>
          <table:table-cell table:number-columns-repeated="9"/>
          <table:table-cell table:formula="of:=IF([.D25]&lt;&gt;0;COLUMN([.A23])*100+ROW([.A23]);&quot;&quot;)" office:value-type="float" office:value="123" calcext:value-type="float">
            <text:p>123</text:p>
          </table:table-cell>
          <table:table-cell table:formula="of:=IF([.E25]&lt;&gt;0;COLUMN([.B23])*100+ROW([.B23]);&quot;&quot;)">
            <text:p/>
          </table:table-cell>
          <table:table-cell/>
          <table:table-cell table:formula="of:=SMALL([.$Q$3:.$R$41];ROW([.A23]))" office:value-type="float" office:value="123" calcext:value-type="float">
            <text:p>12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24</text:p>
          </table:table-cell>
          <table:table-cell table:style-name="ce4"/>
          <table:table-cell/>
          <table:table-cell table:style-name="ce2" office:value-type="string" office:string-value="7ABC24" calcext:value-type="string">
            <text:p>7ABC24</text:p>
          </table:table-cell>
          <table:table-cell table:number-columns-repeated="9"/>
          <table:table-cell table:formula="of:=IF([.D26]&lt;&gt;0;COLUMN([.A24])*100+ROW([.A24]);&quot;&quot;)" office:value-type="float" office:value="124" calcext:value-type="float">
            <text:p>124</text:p>
          </table:table-cell>
          <table:table-cell table:formula="of:=IF([.E26]&lt;&gt;0;COLUMN([.B24])*100+ROW([.B24]);&quot;&quot;)">
            <text:p/>
          </table:table-cell>
          <table:table-cell/>
          <table:table-cell table:formula="of:=SMALL([.$Q$3:.$R$41];ROW([.A24]))" office:value-type="float" office:value="124" calcext:value-type="float">
            <text:p>12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7ABC99" calcext:value-type="string">
            <text:p>7ABC99</text:p>
          </table:table-cell>
          <table:table-cell table:number-columns-repeated="9"/>
          <table:table-cell table:formula="of:=IF([.D27]&lt;&gt;0;COLUMN([.A25])*100+ROW([.A25]);&quot;&quot;)">
            <text:p/>
          </table:table-cell>
          <table:table-cell table:formula="of:=IF([.E27]&lt;&gt;0;COLUMN([.B25])*100+ROW([.B25]);&quot;&quot;)">
            <text:p/>
          </table:table-cell>
          <table:table-cell/>
          <table:table-cell table:formula="of:=SMALL([.$Q$3:.$R$41];ROW([.A25]))" office:value-type="float" office:value="132" calcext:value-type="float">
            <text:p>13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nitip1lagi" calcext:value-type="string">
            <text:p>nitip1lagi</text:p>
          </table:table-cell>
          <table:table-cell table:number-columns-repeated="9"/>
          <table:table-cell table:formula="of:=IF([.D28]&lt;&gt;0;COLUMN([.A26])*100+ROW([.A26]);&quot;&quot;)">
            <text:p/>
          </table:table-cell>
          <table:table-cell table:formula="of:=IF([.E28]&lt;&gt;0;COLUMN([.B26])*100+ROW([.B26]);&quot;&quot;)">
            <text:p/>
          </table:table-cell>
          <table:table-cell/>
          <table:table-cell table:formula="of:=SMALL([.$Q$3:.$R$41];ROW([.A26]))" office:value-type="float" office:value="139" calcext:value-type="float">
            <text:p>139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tambahan baris</text:p>
          </table:table-cell>
          <table:table-cell/>
          <table:table-cell table:style-name="ce4" office:value-type="string" office:string-value="8ABCPLUS1" calcext:value-type="string">
            <text:p>8ABCPLUS1</text:p>
          </table:table-cell>
          <table:table-cell table:number-columns-repeated="9"/>
          <table:table-cell table:formula="of:=IF([.D29]&lt;&gt;0;COLUMN([.A27])*100+ROW([.A27]);&quot;&quot;)">
            <text:p/>
          </table:table-cell>
          <table:table-cell table:style-name="ce13" table:formula="of:=IF([.E29]&lt;&gt;0;COLUMN([.B27])*100+ROW([.B27]);&quot;&quot;)" office:value-type="float" office:value="227" calcext:value-type="float">
            <text:p>227</text:p>
          </table:table-cell>
          <table:table-cell/>
          <table:table-cell table:formula="of:=SMALL([.$Q$3:.$R$41];ROW([.A27]))" office:value-type="float" office:value="201" calcext:value-type="float">
            <text:p>20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2" calcext:value-type="string">
            <text:p>8ABCPLUS2</text:p>
          </table:table-cell>
          <table:table-cell table:number-columns-repeated="9"/>
          <table:table-cell table:formula="of:=IF([.D30]&lt;&gt;0;COLUMN([.A28])*100+ROW([.A28]);&quot;&quot;)">
            <text:p/>
          </table:table-cell>
          <table:table-cell table:formula="of:=IF([.E30]&lt;&gt;0;COLUMN([.B28])*100+ROW([.B28]);&quot;&quot;)">
            <text:p/>
          </table:table-cell>
          <table:table-cell/>
          <table:table-cell table:formula="of:=SMALL([.$Q$3:.$R$41];ROW([.A28]))" office:value-type="float" office:value="202" calcext:value-type="float">
            <text:p>20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tambah lagi</text:p>
          </table:table-cell>
          <table:table-cell/>
          <table:table-cell table:style-name="ce4" office:value-type="string" office:string-value="8ABCPLUS3" calcext:value-type="string">
            <text:p>8ABCPLUS3</text:p>
          </table:table-cell>
          <table:table-cell table:number-columns-repeated="9"/>
          <table:table-cell table:formula="of:=IF([.D31]&lt;&gt;0;COLUMN([.A29])*100+ROW([.A29]);&quot;&quot;)">
            <text:p/>
          </table:table-cell>
          <table:table-cell table:style-name="ce13" table:formula="of:=IF([.E31]&lt;&gt;0;COLUMN([.B29])*100+ROW([.B29]);&quot;&quot;)" office:value-type="float" office:value="229" calcext:value-type="float">
            <text:p>229</text:p>
          </table:table-cell>
          <table:table-cell/>
          <table:table-cell table:formula="of:=SMALL([.$Q$3:.$R$41];ROW([.A29]))" office:value-type="float" office:value="203" calcext:value-type="float">
            <text:p>2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4" calcext:value-type="string">
            <text:p>8ABCPLUS4</text:p>
          </table:table-cell>
          <table:table-cell table:number-columns-repeated="9"/>
          <table:table-cell table:formula="of:=IF([.D32]&lt;&gt;0;COLUMN([.A30])*100+ROW([.A30]);&quot;&quot;)">
            <text:p/>
          </table:table-cell>
          <table:table-cell table:formula="of:=IF([.E32]&lt;&gt;0;COLUMN([.B30])*100+ROW([.B30]);&quot;&quot;)">
            <text:p/>
          </table:table-cell>
          <table:table-cell/>
          <table:table-cell table:formula="of:=SMALL([.$Q$3:.$R$41];ROW([.A30]))" office:value-type="float" office:value="204" calcext:value-type="float">
            <text:p>20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5" calcext:value-type="string">
            <text:p>8ABCPLUS5</text:p>
          </table:table-cell>
          <table:table-cell table:number-columns-repeated="9"/>
          <table:table-cell table:formula="of:=IF([.D33]&lt;&gt;0;COLUMN([.A31])*100+ROW([.A31]);&quot;&quot;)">
            <text:p/>
          </table:table-cell>
          <table:table-cell table:formula="of:=IF([.E33]&lt;&gt;0;COLUMN([.B31])*100+ROW([.B31]);&quot;&quot;)">
            <text:p/>
          </table:table-cell>
          <table:table-cell/>
          <table:table-cell table:formula="of:=SMALL([.$Q$3:.$R$41];ROW([.A31]))"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7ABC99</text:p>
          </table:table-cell>
          <table:table-cell table:style-name="ce5"/>
          <table:table-cell/>
          <table:table-cell table:style-name="ce4" office:value-type="string" office:string-value="8ABCPLUS6" calcext:value-type="string">
            <text:p>8ABCPLUS6</text:p>
          </table:table-cell>
          <table:table-cell table:number-columns-repeated="9"/>
          <table:table-cell table:style-name="ce13" table:formula="of:=IF([.D34]&lt;&gt;0;COLUMN([.A32])*100+ROW([.A32]);&quot;&quot;)" office:value-type="float" office:value="132" calcext:value-type="float">
            <text:p>132</text:p>
          </table:table-cell>
          <table:table-cell table:formula="of:=IF([.E34]&lt;&gt;0;COLUMN([.B32])*100+ROW([.B32]);&quot;&quot;)">
            <text:p/>
          </table:table-cell>
          <table:table-cell/>
          <table:table-cell table:formula="of:=SMALL([.$Q$3:.$R$41];ROW([.A32]))" office:value-type="float" office:value="206" calcext:value-type="float">
            <text:p>20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7" calcext:value-type="string">
            <text:p>8ABCPLUS7</text:p>
          </table:table-cell>
          <table:table-cell table:number-columns-repeated="9"/>
          <table:table-cell table:formula="of:=IF([.D35]&lt;&gt;0;COLUMN([.A33])*100+ROW([.A33]);&quot;&quot;)">
            <text:p/>
          </table:table-cell>
          <table:table-cell table:formula="of:=IF([.E35]&lt;&gt;0;COLUMN([.B33])*100+ROW([.B33]);&quot;&quot;)">
            <text:p/>
          </table:table-cell>
          <table:table-cell/>
          <table:table-cell table:formula="of:=SMALL([.$Q$3:.$R$41];ROW([.A33]))" office:value-type="float" office:value="207" calcext:value-type="float">
            <text:p>20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tambah123</text:p>
          </table:table-cell>
          <table:table-cell/>
          <table:table-cell table:style-name="ce4" office:value-type="string" office:string-value="8ABCPLUS8" calcext:value-type="string">
            <text:p>8ABCPLUS8</text:p>
          </table:table-cell>
          <table:table-cell table:number-columns-repeated="9"/>
          <table:table-cell table:formula="of:=IF([.D36]&lt;&gt;0;COLUMN([.A34])*100+ROW([.A34]);&quot;&quot;)">
            <text:p/>
          </table:table-cell>
          <table:table-cell table:style-name="ce13" table:formula="of:=IF([.E36]&lt;&gt;0;COLUMN([.B34])*100+ROW([.B34]);&quot;&quot;)" office:value-type="float" office:value="234" calcext:value-type="float">
            <text:p>234</text:p>
          </table:table-cell>
          <table:table-cell/>
          <table:table-cell table:formula="of:=SMALL([.$Q$3:.$R$41];ROW([.A34]))" office:value-type="float" office:value="208" calcext:value-type="float">
            <text:p>20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9" calcext:value-type="string">
            <text:p>8ABCPLUS9</text:p>
          </table:table-cell>
          <table:table-cell table:number-columns-repeated="9"/>
          <table:table-cell table:formula="of:=IF([.D37]&lt;&gt;0;COLUMN([.A35])*100+ROW([.A35]);&quot;&quot;)">
            <text:p/>
          </table:table-cell>
          <table:table-cell table:formula="of:=IF([.E37]&lt;&gt;0;COLUMN([.B35])*100+ROW([.B35]);&quot;&quot;)">
            <text:p/>
          </table:table-cell>
          <table:table-cell/>
          <table:table-cell table:formula="of:=SMALL([.$Q$3:.$R$41];ROW([.A35]))"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10" calcext:value-type="string">
            <text:p>8ABCPLUS10</text:p>
          </table:table-cell>
          <table:table-cell table:number-columns-repeated="9"/>
          <table:table-cell table:formula="of:=IF([.D38]&lt;&gt;0;COLUMN([.A36])*100+ROW([.A36]);&quot;&quot;)">
            <text:p/>
          </table:table-cell>
          <table:table-cell table:formula="of:=IF([.E38]&lt;&gt;0;COLUMN([.B36])*100+ROW([.B36]);&quot;&quot;)">
            <text:p/>
          </table:table-cell>
          <table:table-cell/>
          <table:table-cell table:formula="of:=SMALL([.$Q$3:.$R$41];ROW([.A36]))" office:value-type="float" office:value="210" calcext:value-type="float">
            <text:p>21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11" calcext:value-type="string">
            <text:p>8ABCPLUS11</text:p>
          </table:table-cell>
          <table:table-cell table:number-columns-repeated="9"/>
          <table:table-cell table:formula="of:=IF([.D39]&lt;&gt;0;COLUMN([.A37])*100+ROW([.A37]);&quot;&quot;)">
            <text:p/>
          </table:table-cell>
          <table:table-cell table:formula="of:=IF([.E39]&lt;&gt;0;COLUMN([.B37])*100+ROW([.B37]);&quot;&quot;)">
            <text:p/>
          </table:table-cell>
          <table:table-cell/>
          <table:table-cell table:formula="of:=SMALL([.$Q$3:.$R$41];ROW([.A37]))"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table:style-name="ce5"/>
          <table:table-cell/>
          <table:table-cell table:style-name="ce4" office:value-type="string" office:string-value="8ABCPLUS12" calcext:value-type="string">
            <text:p>8ABCPLUS12</text:p>
          </table:table-cell>
          <table:table-cell table:number-columns-repeated="9"/>
          <table:table-cell table:formula="of:=IF([.D40]&lt;&gt;0;COLUMN([.A38])*100+ROW([.A38]);&quot;&quot;)">
            <text:p/>
          </table:table-cell>
          <table:table-cell table:formula="of:=IF([.E40]&lt;&gt;0;COLUMN([.B38])*100+ROW([.B38]);&quot;&quot;)">
            <text:p/>
          </table:table-cell>
          <table:table-cell/>
          <table:table-cell table:formula="of:=SMALL([.$Q$3:.$R$41];ROW([.A38]))" office:value-type="float" office:value="212" calcext:value-type="float">
            <text:p>2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nitip1lagi</text:p>
          </table:table-cell>
          <table:table-cell table:style-name="ce5"/>
          <table:table-cell/>
          <table:table-cell table:style-name="ce6" office:value-type="string" office:string-value="8ABCPLUS13" calcext:value-type="string">
            <text:p>8ABCPLUS13</text:p>
          </table:table-cell>
          <table:table-cell table:number-columns-repeated="9"/>
          <table:table-cell table:style-name="ce13" table:formula="of:=IF([.D41]&lt;&gt;0;COLUMN([.A39])*100+ROW([.A39]);&quot;&quot;)" office:value-type="float" office:value="139" calcext:value-type="float">
            <text:p>139</text:p>
          </table:table-cell>
          <table:table-cell table:formula="of:=IF([.E41]&lt;&gt;0;COLUMN([.B39])*100+ROW([.B39]);&quot;&quot;)">
            <text:p/>
          </table:table-cell>
          <table:table-cell/>
          <table:table-cell table:formula="of:=SMALL([.$Q$3:.$R$41];ROW([.A39]))" office:value-type="float" office:value="213" calcext:value-type="float">
            <text:p>21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8ABCPLUS14" calcext:value-type="string">
            <text:p>8ABCPLUS14</text:p>
          </table:table-cell>
          <table:table-cell table:number-columns-repeated="12"/>
          <table:table-cell table:formula="of:=SMALL([.$Q$3:.$R$41];ROW([.A40]))" office:value-type="float" office:value="214" calcext:value-type="float">
            <text:p>21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okelah" calcext:value-type="string">
            <text:p>okelah</text:p>
          </table:table-cell>
          <table:table-cell table:number-columns-repeated="12"/>
          <table:table-cell table:formula="of:=SMALL([.$Q$3:.$R$41];ROW([.A41]))" office:value-type="float" office:value="216" calcext:value-type="float">
            <text:p>21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tambahan baris" calcext:value-type="string">
            <text:p>tambahan baris</text:p>
          </table:table-cell>
          <table:table-cell table:number-columns-repeated="12"/>
          <table:table-cell table:formula="of:=SMALL([.$Q$3:.$R$41];ROW([.A42]))" office:value-type="float" office:value="227" calcext:value-type="float">
            <text:p>22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tambah lagi" calcext:value-type="string">
            <text:p>tambah lagi</text:p>
          </table:table-cell>
          <table:table-cell table:number-columns-repeated="12"/>
          <table:table-cell table:formula="of:=SMALL([.$Q$3:.$R$41];ROW([.A43]))" office:value-type="float" office:value="229" calcext:value-type="float">
            <text:p>229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tambah123" calcext:value-type="string">
            <text:p>tambah123</text:p>
          </table:table-cell>
          <table:table-cell table:number-columns-repeated="12"/>
          <table:table-cell table:formula="of:=SMALL([.$Q$3:.$R$41];ROW([.A44]))" office:value-type="float" office:value="234" calcext:value-type="float">
            <text:p>23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45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46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47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48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49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0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1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2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3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4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5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6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7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8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59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0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1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2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3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4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5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6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7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8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69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0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1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2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3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4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5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6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7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6" office:value-type="string" office:string-value="" calcext:value-type="error">
            <text:p>#N/A</text:p>
          </table:table-cell>
          <table:table-cell table:number-columns-repeated="12"/>
          <table:table-cell table:formula="of:=SMALL([.$Q$3:.$R$41];ROW([.A78])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ange" table:base-cell-address="$Sheet1.$A$1" table:cell-range-address="$Sheet1.$D$3:.$E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d" fo:country="ID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8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9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1" number:language="id" number:country="ID">
      <number:day number:style="long"/>
      <number:text>-</number:text>
      <number:month number:textual="true"/>
    </number:date-style>
    <number:date-style style:name="N10112" number:language="id" number:country="ID">
      <number:month number:textual="true"/>
      <number:text>-</number:text>
      <number:year/>
    </number:date-style>
    <number:time-style style:name="N10113" number:language="id" number:country="ID">
      <number:hours/>
      <number:text>:</number:text>
      <number:minute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d" number:country="ID">
      <number:hours/>
      <number:text>:</number:text>
      <number:minutes number:style="long"/>
    </number:time-style>
    <number:time-style style:name="N10116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7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9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20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2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3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id" number:country="ID">
      <loext:text> </loext:text>
      <loext:fill-character> </loext:fill-character>
      <number:text>- </number:text>
    </number:number-style>
    <number:text-style style:name="N10127" number:language="id" number:country="ID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1P2" style:volatile="true" number:language="id" number:country="ID">
      <loext:text> Rp</loext:text>
      <loext:fill-character> </loext:fill-character>
      <number:text>- </number:text>
    </number:number-style>
    <number:text-style style:name="N10131" number:language="id" number:country="ID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5" number:language="id" number:country="ID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id" number:country="ID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05:37:27.89775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1:42:39</meta:creation-date>
    <meta:initial-creator>Windows User</meta:initial-creator>
    <dc:language>id-ID</dc:language>
    <dc:date>2018-04-23T05:48:59.567825198</dc:date>
    <meta:editing-cycles>5</meta:editing-cycles>
    <meta:editing-duration>PT35M9S</meta:editing-duration>
    <meta:generator>LibreOffice/6.0.3.2$Linux_X86_64 LibreOffice_project/00m0$Build-2</meta:generator>
    <meta:document-statistic meta:table-count="1" meta:cell-count="27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